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3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2" style:family="paragraph" style:parent-style-name="Text_20_body" style:list-style-name="L1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P6" style:family="paragraph" style:parent-style-name="Text_20_body" style:list-style-name="L2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  <style:text-properties fo:color="#0f1115" loext:opacity="100%" style:font-name="quote-cjk-patch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  <style:text-properties fo:color="#0f1115" loext:opacity="100%" style:font-name="quote-cjk-patch"/>
    </style:style>
    <style:style style:name="P13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0f1115" loext:opacity="100%" style:font-name="Menlo" fo:font-size="9.75pt" fo:font-style="normal" fo:font-weight="normal"/>
    </style:style>
    <style:style style:name="P16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color="#0f1115" loext:opacity="100%" style:font-name="quote-cjk-patch" fo:font-size="12pt"/>
    </style:style>
    <style:style style:name="P17" style:family="paragraph" style:parent-style-name="Text_20_body">
      <style:paragraph-properties fo:margin-left="0cm" fo:margin-right="0cm" fo:margin-top="0cm" fo:margin-bottom="0.212cm" style:contextual-spacing="false" style:line-height-at-least="0.582cm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5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19" style:family="paragraph" style:parent-style-name="Text_20_body" style:list-style-name="L5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0" style:family="paragraph" style:parent-style-name="Text_20_body" style:list-style-name="L6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2" style:family="paragraph" style:parent-style-name="Text_20_body" style:list-style-name="L7">
      <style:paragraph-properties fo:margin-left="0cm" fo:margin-right="0cm" fo:margin-top="0cm" fo:margin-bottom="0.212cm" style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style:line-height-at-least="0.582cm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.423cm" fo:margin-bottom="0.423cm" style:contextual-spacing="false" style:line-height-at-least="0.582cm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style:line-height-at-least="0.582cm" fo:orphans="0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2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T1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T3" style:family="text">
      <style:text-properties fo:font-variant="normal" fo:text-transform="none" fo:color="#0f1115" loext:opacity="100%" style:font-name="Menlo" fo:font-size="12pt" fo:letter-spacing="normal" fo:font-style="normal" fo:font-weight="normal" fo:background-color="#ebeef2" loext:char-shading-value="0" loext:padding="0cm" loext:border="none"/>
    </style:style>
    <style:style style:name="T4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5" style:family="text">
      <style:text-properties fo:font-variant="normal" fo:text-transform="none" fo:font-size="12pt" fo:letter-spacing="normal" fo:font-style="normal" fo:font-weight="bold"/>
    </style:style>
    <style:style style:name="T6" style:family="text">
      <style:text-properties fo:font-variant="normal" fo:text-transform="none" fo:font-size="12pt" fo:letter-spacing="normal" fo:font-style="normal" fo:font-weight="normal"/>
    </style:style>
    <style:style style:name="T7" style:family="text">
      <style:text-properties fo:font-variant="normal" fo:text-transform="none" style:font-name="Menlo" fo:font-size="12pt" fo:letter-spacing="normal" fo:font-style="normal" fo:font-weight="normal" fo:background-color="#ebeef2" loext:char-shading-value="0" loext:padding="0cm" loext:border="none"/>
    </style:style>
    <style:style style:name="T8" style:family="text">
      <style:text-properties fo:color="#383a42" loext:opacity="100%"/>
    </style:style>
    <style:style style:name="T9" style:family="text">
      <style:text-properties fo:color="#50a14f" loext:opacity="100%"/>
    </style:style>
    <style:style style:name="T10" style:family="text">
      <style:text-properties fo:color="#4078f2" loext:opacity="100%"/>
    </style:style>
    <style:style style:name="T11" style:family="text">
      <style:text-properties fo:color="#a0a1a7" loext:opacity="100%" fo:font-style="italic"/>
    </style:style>
    <style:style style:name="T12" style:family="text">
      <style:text-properties fo:font-variant="normal" fo:text-transform="none" fo:color="#0f1115" loext:opacity="100%" style:font-name="Menlo" fo:font-size="12pt" fo:letter-spacing="normal" fo:language="en" fo:country="US" fo:font-style="normal" fo:font-weight="normal" officeooo:rsid="000cb85c" fo:background-color="#ebeef2" loext:char-shading-value="0" loext:padding="0cm" loext:border="none"/>
    </style:style>
    <style:style style:name="T13" style:family="text">
      <style:text-properties fo:font-variant="normal" fo:text-transform="none" fo:color="#0f1115" loext:opacity="100%" style:font-name="Menlo" fo:font-size="12pt" fo:letter-spacing="normal" fo:language="ru" fo:country="RU" fo:font-style="normal" fo:font-weight="normal" officeooo:rsid="000cb85c" fo:background-color="#ebeef2" loext:char-shading-value="0" loext:padding="0cm" loext:border="none"/>
    </style:style>
    <style:style style:name="T14" style:family="text">
      <style:text-properties fo:font-variant="normal" fo:text-transform="none" fo:color="#0f1115" loext:opacity="100%" style:font-name="Menlo" fo:font-size="12pt" fo:letter-spacing="normal" fo:font-style="normal" fo:font-weight="normal" officeooo:rsid="000cb85c" fo:background-color="#ebeef2" loext:char-shading-value="0" loext:padding="0cm" loext:border="none"/>
    </style:style>
    <style:style style:name="T15" style:family="text">
      <style:text-properties fo:color="#a626a4" loext:opacity="100%"/>
    </style:style>
    <style:style style:name="T16" style:family="text">
      <style:text-properties fo:color="#b76b01" loext:opacity="100%"/>
    </style:style>
    <style:style style:name="T17" style:family="text">
      <style:text-properties fo:color="#a626a4" loext:opacity="100%" style:font-name="Menlo" fo:font-size="9.75pt" fo:font-style="normal" fo:font-weight="normal"/>
    </style:style>
    <style:style style:name="T18" style:family="text">
      <style:text-properties style:font-name="Menlo" fo:font-size="9.75pt" fo:font-style="normal" fo:font-weight="normal"/>
    </style:style>
    <style:style style:name="T19" style:family="text">
      <style:text-properties fo:color="#4078f2" loext:opacity="100%" style:font-name="Menlo" fo:font-size="9.75pt" fo:font-style="normal" fo:font-weight="normal"/>
    </style:style>
    <style:style style:name="T20" style:family="text">
      <style:text-properties fo:color="#383a42" loext:opacity="100%" style:font-name="Menlo" fo:font-size="9.75pt" fo:font-style="normal" fo:font-weight="normal"/>
    </style:style>
    <style:style style:name="T21" style:family="text">
      <style:text-properties fo:color="#50a14f" loext:opacity="100%" style:font-name="Menlo" fo:font-size="9.7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Базовые концепции и отличия</text:h>
      <text:list text:style-name="L1">
        <text:list-item>
          <text:p text:style-name="P2"><text:span text:style-name="Strong_20_Emphasis"><text:span text:style-name="T1">Что такое Selenide? Чем он отличается от Selenium WebDriver?</text:span></text:span></text:p>
          <text:list>
            <text:list-item>
              <text:p text:style-name="P3"><text:span text:style-name="Emphasis"><text:span text:style-name="T2">Ожидание:</text:span></text:span><text:span text:style-name="T2"> Selenide — это фреймворк над Selenium WebDriver, который предоставляет лаконичный и выразительный API для написания стабильных и читаемых тестов. Ключевые отличия: встроенные умные ожидания, автоматическое управление браузером, простые операции с элементами.</text:span></text:p>
            </text:list-item>
          </text:list>
        </text:list-item>
        <text:list-item>
          <text:p text:style-name="P2"><text:span text:style-name="Strong_20_Emphasis"><text:span text:style-name="T1">Назовите основные преимущества Selenide перед "чистым" Selenium.</text:span></text:span></text:p>
          <text:list>
            <text:list-item>
              <text:p text:style-name="P4"><text:span text:style-name="Emphasis"><text:span text:style-name="T2">Ожидание:</text:span></text:span><text:span text:style-name="T2"> Concise API, автоматические ожидания (smart waits), автоматическое управление браузером (не нужно вызывать </text:span><text:span text:style-name="Source_20_Text"><text:span text:style-name="T3">quit()</text:span></text:span><text:span text:style-name="T2">), встроенные прокси-сервер для скачивания файлов и проверки запросов, простые assertions через статические методы.</text:span></text:p>
            </text:list-item>
          </text:list>
        </text:list-item>
        <text:list-item>
          <text:p text:style-name="P2"><text:span text:style-name="Strong_20_Emphasis"><text:span text:style-name="T1">Что такое "умные ожидания" (smart waits) в Selenide?</text:span></text:span></text:p>
          <text:list>
            <text:list-item>
              <text:p text:style-name="P4"><text:span text:style-name="Emphasis"><text:span text:style-name="T2">Ожидание:</text:span></text:span><text:span text:style-name="T2"> Почти каждое действие с элементом (click, setValue, should) автоматически ожидает его появления на странице, видимости, кликабельности и т.д. в течение заданного таймаута (по умолчанию 4 секунды). Это избавляет от необходимости писать явные </text:span><text:span text:style-name="Source_20_Text"><text:span text:style-name="T3">WebDriverWait</text:span></text:span><text:span text:style-name="T2"> и </text:span><text:span text:style-name="Source_20_Text"><text:span text:style-name="T3">ExpectedConditions</text:span></text:span><text:span text:style-name="T2"> для каждого действия.</text:span></text:p>
            </text:list-item>
          </text:list>
        </text:list-item>
      </text:list>
      <text:h text:style-name="P5" text:outline-level="3">2. Локаторы и поиск элементов</text:h>
      <text:list text:style-name="L2">
        <text:list-item>
          <text:p text:style-name="P6"><text:span text:style-name="Strong_20_Emphasis"><text:span text:style-name="T1">Как искать элементы в Selenide?</text:span></text:span></text:p>
          <text:list>
            <text:list-item>
              <text:p text:style-name="P7"><text:span text:style-name="Emphasis"><text:span text:style-name="T2">Ожидание:</text:span></text:span><text:span text:style-name="T2"> Используя статические методы </text:span><text:span text:style-name="Source_20_Text"><text:span text:style-name="T3">$</text:span></text:span><text:span text:style-name="T2"> (для одного элемента) и </text:span><text:span text:style-name="Source_20_Text"><text:span text:style-name="T3">$$</text:span></text:span><text:span text:style-name="T2"> (для коллекции элементов). Внутри можно использовать любой селектор: </text:span><text:span text:style-name="Source_20_Text"><text:span text:style-name="T3">$("#login")</text:span></text:span><text:span text:style-name="T2">, </text:span><text:span text:style-name="Source_20_Text"><text:span text:style-name="T3">$(By.xpath("//button"))</text:span></text:span><text:span text:style-name="T2">, </text:span><text:span text:style-name="Source_20_Text"><text:span text:style-name="T3">$(byText("Submit"))</text:span></text:span><text:span text:style-name="T2">.</text:span></text:p>
            </text:list-item>
          </text:list>
        </text:list-item>
        <text:list-item>
          <text:p text:style-name="P6"><text:span text:style-name="Strong_20_Emphasis"><text:span text:style-name="T1">Какие встроенные методы для поиска по тексту есть в Selenide?</text:span></text:span></text:p>
          <text:list>
            <text:list-item>
              <text:p text:style-name="P7"><text:span text:style-name="Emphasis"><text:span text:style-name="T2">Ожидание:</text:span></text:span><text:span text:style-name="T2"> </text:span><text:span text:style-name="Source_20_Text"><text:span text:style-name="T3">byText(String)</text:span></text:span><text:span text:style-name="T2">, </text:span><text:span text:style-name="Source_20_Text"><text:span text:style-name="T3">withText(String)</text:span></text:span><text:span text:style-name="T2">, </text:span><text:span text:style-name="Source_20_Text"><text:span text:style-name="T3">byTitle</text:span></text:span><text:span text:style-name="T2">, </text:span><text:span text:style-name="Source_20_Text"><text:span text:style-name="T3">byValue</text:span></text:span><text:span text:style-name="T2"> и другие. Например: </text:span><text:span text:style-name="Source_20_Text"><text:span text:style-name="T3">$(byText("Log in")).click()</text:span></text:span><text:span text:style-name="T2"> или </text:span><text:span text:style-name="Source_20_Text"><text:span text:style-name="T3">$(withText("Welcome")).shouldBe(visible)</text:span></text:span><text:span text:style-name="T2">.</text:span></text:p>
            </text:list-item>
          </text:list>
        </text:list-item>
        <text:list-item>
          <text:p text:style-name="P6"><text:span text:style-name="Strong_20_Emphasis"><text:span text:style-name="T1">Как работать с коллекциями элементов (списками)?</text:span></text:span></text:p>
          <text:list>
            <text:list-item>
              <text:p text:style-name="P7"><text:span text:style-name="Emphasis"><text:span text:style-name="T2">Ожидание:</text:span></text:span><text:span text:style-name="T2"> Использовать метод </text:span><text:span text:style-name="Source_20_Text"><text:span text:style-name="T3">$$</text:span></text:span><text:span text:style-name="T2">. Например: </text:span><text:span text:style-name="Source_20_Text"><text:span text:style-name="T3">$$(".menu-item").first().click()</text:span></text:span><text:span text:style-name="T2">, </text:span><text:span text:style-name="Source_20_Text"><text:span text:style-name="T3">$$(".product").shouldHave(CollectionCondition.size(5))</text:span></text:span><text:span text:style-name="T2">, </text:span><text:span text:style-name="Source_20_Text"><text:span text:style-name="T3">$$(".list li").findBy(text("Item 2")).click()</text:span></text:span><text:span text:style-name="T2">.</text:span></text:p>
            </text:list-item>
          </text:list>
        </text:list-item>
      </text:list>
      <text:h text:style-name="P5" text:outline-level="3">3. Действия с элементами и Assertions</text:h>
      <text:list xml:id="list840543016" text:style-name="L3">
        <text:list-item>
          <text:p text:style-name="P8"><text:span text:style-name="Strong_20_Emphasis"><text:span text:style-name="T1">Как выполнить клик и ввод текста?</text:span></text:span></text:p>
          <text:list>
            <text:list-item>
              <text:p text:style-name="P9"><text:span text:style-name="Emphasis"><text:span text:style-name="T2">Ожидание:</text:span></text:span><text:span text:style-name="T2"> </text:span><text:span text:style-name="Source_20_Text"><text:span text:style-name="T3">$("#button").click()</text:span></text:span><text:span text:style-name="T2">, </text:span><text:span text:style-name="Source_20_Text"><text:span text:style-name="T3">$("#input").setValue("Hello World")</text:span></text:span><text:span text:style-name="T2">.</text:span></text:p>
            </text:list-item>
          </text:list>
        </text:list-item>
        <text:list-item>
          <text:p text:style-name="P8"><text:soft-page-break/><text:span text:style-name="Strong_20_Emphasis"><text:span text:style-name="T1">Какие проверки (assertions) можно использовать?</text:span></text:span></text:p>
          <text:list>
            <text:list-item>
              <text:p text:style-name="P10"><text:span text:style-name="Emphasis"><text:span text:style-name="T2">Ожидание:</text:span></text:span><text:span text:style-name="T2"> Методы </text:span><text:span text:style-name="Source_20_Text"><text:span text:style-name="T3">should</text:span></text:span><text:span text:style-name="T2">, </text:span><text:span text:style-name="Source_20_Text"><text:span text:style-name="T3">shouldBe</text:span></text:span><text:span text:style-name="T2">, </text:span><text:span text:style-name="Source_20_Text"><text:span text:style-name="T3">shouldHave</text:span></text:span><text:span text:style-name="T2">. Selenide предоставляет богатый набор условий (conditions):<text:line-break/><text:line-break/></text:span><text:span text:style-name="T4">should / shouldBe / shouldHave — В чем разница?</text:span></text:p>
            </text:list-item>
          </text:list>
        </text:list-item>
      </text:list>
      <text:p text:style-name="P11"><text:span text:style-name="Strong_20_Emphasis"><text:span text:style-name="T5">Разницы в функциональности нет никакой.</text:span></text:span><text:span text:style-name="T6"> Разница только в том, какую грамматическую конструкцию они помогают построить, чтобы тест читался как естественное предложение.</text:span></text:p>
      <text:list text:style-name="L4">
        <text:list-item>
          <text:p text:style-name="P12"><text:span text:style-name="Source_20_Text"><text:span text:style-name="T7">should</text:span></text:span><text:span text:style-name="T6"> — нейтральный вариант. "Элемент </text:span><text:span text:style-name="Emphasis"><text:span text:style-name="T6">должен</text:span></text:span><text:span text:style-name="T6"> быть видим".</text:span></text:p>
        </text:list-item>
        <text:list-item>
          <text:p text:style-name="P12"><text:span text:style-name="Source_20_Text"><text:span text:style-name="T7">shouldBe</text:span></text:span><text:span text:style-name="T6"> — для описания </text:span><text:span text:style-name="Strong_20_Emphasis"><text:span text:style-name="T5">состояния</text:span></text:span><text:span text:style-name="T6">. "Элемент </text:span><text:span text:style-name="Emphasis"><text:span text:style-name="T6">должен быть</text:span></text:span><text:span text:style-name="T6"> видимым".</text:span></text:p>
        </text:list-item>
        <text:list-item>
          <text:p text:style-name="P12"><text:span text:style-name="Source_20_Text"><text:span text:style-name="T7">shouldHave</text:span></text:span><text:span text:style-name="T6"> — для описания </text:span><text:span text:style-name="Strong_20_Emphasis"><text:span text:style-name="T5">свойства</text:span></text:span><text:span text:style-name="T6">. "Элемент </text:span><text:span text:style-name="Emphasis"><text:span text:style-name="T6">должен иметь</text:span></text:span><text:span text:style-name="T6"> текст 'Успех'".</text:span></text:p>
        </text:list-item>
      </text:list>
      <text:p text:style-name="P11"><text:span text:style-name="Strong_20_Emphasis"><text:span text:style-name="T5">Примеры:</text:span></text:span></text:p>
      <text:p text:style-name="P13">java</text:p>
      <text:p text:style-name="P14">// Все эти три строки делают одно и то же</text:p>
      <text:p text:style-name="P15">$<text:span text:style-name="T8">(</text:span><text:span text:style-name="T9">"#element"</text:span><text:span text:style-name="T8">).</text:span><text:span text:style-name="T10">should</text:span><text:span text:style-name="T8">(</text:span>visible<text:span text:style-name="T8">);</text:span></text:p>
      <text:p text:style-name="P15">$<text:span text:style-name="T8">(</text:span><text:span text:style-name="T9">"#element"</text:span><text:span text:style-name="T8">).</text:span><text:span text:style-name="T10">shouldBe</text:span><text:span text:style-name="T8">(</text:span>visible<text:span text:style-name="T8">);</text:span> <text:span text:style-name="T11">// &lt;- Самый популярный вариант</text:span></text:p>
      <text:p text:style-name="P15">$<text:span text:style-name="T8">(</text:span><text:span text:style-name="T9">"#element"</text:span><text:span text:style-name="T8">).</text:span><text:span text:style-name="T10">shouldHave</text:span><text:span text:style-name="T8">(</text:span>visible<text:span text:style-name="T8">);</text:span> <text:span text:style-name="T11">// Читается странно, но работает</text:span></text:p>
      <text:p text:style-name="P16"/>
      <text:p text:style-name="P14">// А вот так их используют для читаемости:</text:p>
      <text:p text:style-name="P15">$<text:span text:style-name="T8">(</text:span><text:span text:style-name="T9">"#element"</text:span><text:span text:style-name="T8">).</text:span><text:span text:style-name="T10">shouldBe</text:span><text:span text:style-name="T8">(</text:span>visible<text:span text:style-name="T8">);</text:span> <text:s text:c="6"/><text:span text:style-name="T11">// "Элемент должен быть видимым"</text:span></text:p>
      <text:p text:style-name="P15">$<text:span text:style-name="T8">(</text:span><text:span text:style-name="T9">"#element"</text:span><text:span text:style-name="T8">).</text:span><text:span text:style-name="T10">shouldHave</text:span><text:span text:style-name="T8">(</text:span><text:span text:style-name="T10">text</text:span><text:span text:style-name="T8">(</text:span><text:span text:style-name="T9">"OK"</text:span><text:span text:style-name="T8">));</text:span> <text:s/><text:span text:style-name="T11">// "Элемент должен иметь текст 'OK'"</text:span></text:p>
      <text:p text:style-name="P15">$<text:span text:style-name="T8">(</text:span><text:span text:style-name="T9">"#submit"</text:span><text:span text:style-name="T8">).</text:span><text:span text:style-name="T10">shouldBe</text:span><text:span text:style-name="T8">(</text:span>enabled<text:span text:style-name="T8">);</text:span> <text:s text:c="7"/><text:span text:style-name="T11">// "Кнопка должна быть активной"</text:span></text:p>
      <text:p text:style-name="P15">$<text:span text:style-name="T8">(</text:span><text:span text:style-name="T9">"#message"</text:span><text:span text:style-name="T8">).</text:span><text:span text:style-name="T10">shouldBe</text:span><text:span text:style-name="T8">(</text:span>hidden<text:span text:style-name="T8">);</text:span> <text:s text:c="7"/><text:span text:style-name="T11">// "Сообщение должно быть скрытым"</text:span></text:p>
      <text:p text:style-name="P17"/>
      <text:p text:style-name="P17"/>
      <text:p text:style-name="P17"/>
      <text:p text:style-name="P17"/>
      <text:p text:style-name="P17"/>
      <text:list text:continue-list="list840543016" text:style-name="L3">
        <text:list-item>
          <text:list>
            <text:list-item>
              <text:list>
                <text:list-item>
                  <text:p text:style-name="P9"><text:span text:style-name="Source_20_Text"><text:span text:style-name="T3">visible</text:span></text:span><text:span text:style-name="Source_20_Text"><text:span text:style-name="T12">(</text:span></text:span><text:span text:style-name="Source_20_Text"><text:span text:style-name="T13">видин ли элемент) </text:span></text:span><text:span text:style-name="T2">, </text:span><text:span text:style-name="Source_20_Text"><text:span text:style-name="T3">enabled</text:span></text:span><text:span text:style-name="Source_20_Text"><text:span text:style-name="T14">(проверка активности)</text:span></text:span><text:span text:style-name="T2">, </text:span><text:span text:style-name="Source_20_Text"><text:span text:style-name="T3">hidden</text:span></text:span><text:span text:style-name="Source_20_Text"><text:span text:style-name="T14">(элемент не виден пользователю(но может быть в </text:span></text:span><text:span text:style-name="Source_20_Text"><text:span text:style-name="T12">dom </text:span></text:span><text:span text:style-name="Source_20_Text"><text:span text:style-name="T13">при этом) </text:span></text:span><text:span text:style-name="Source_20_Text"><text:span text:style-name="T3"><text:line-break/><text:line-break/><text:line-break/></text:span></text:span></text:p>
                </text:list-item>
                <text:list-item>
                  <text:p text:style-name="P9"><text:span text:style-name="Source_20_Text"><text:span text:style-name="T3">exist</text:span></text:span><text:span text:style-name="T2">, </text:span><text:span text:style-name="Source_20_Text"><text:span text:style-name="T3">appear</text:span></text:span></text:p>
                </text:list-item>
                <text:list-item>
                  <text:p text:style-name="P9"><text:span text:style-name="Source_20_Text"><text:span text:style-name="T3">text(String)</text:span></text:span><text:span text:style-name="T2">, </text:span><text:span text:style-name="Source_20_Text"><text:span text:style-name="T3">exactText(String)</text:span></text:span></text:p>
                </text:list-item>
                <text:list-item>
                  <text:p text:style-name="P9"><text:span text:style-name="Source_20_Text"><text:span text:style-name="T3">attribute("name", "value")</text:span></text:span></text:p>
                </text:list-item>
                <text:list-item>
                  <text:p text:style-name="P9"><text:span text:style-name="Source_20_Text"><text:span text:style-name="T3">value("expectedValue")</text:span></text:span></text:p>
                </text:list-item>
                <text:list-item>
                  <text:p text:style-name="P9"><text:soft-page-break/><text:span text:style-name="T2">Пример: </text:span><text:span text:style-name="Source_20_Text"><text:span text:style-name="T3">$(".success-message").shouldBe(visible).shouldHave(text("Done!"))</text:span></text:span><text:span text:style-name="T2">.</text:span></text:p>
                </text:list-item>
              </text:list>
            </text:list-item>
          </text:list>
        </text:list-item>
        <text:list-item>
          <text:p text:style-name="P8"><text:span text:style-name="Strong_20_Emphasis"><text:span text:style-name="T1">Как проверить состояние checkbox или radio button?</text:span></text:span></text:p>
          <text:list>
            <text:list-item>
              <text:p text:style-name="P9"><text:span text:style-name="Emphasis"><text:span text:style-name="T2">Ожидание:</text:span></text:span><text:span text:style-name="T2"> </text:span><text:span text:style-name="Source_20_Text"><text:span text:style-name="T3">$("#checkbox").shouldBe(checked)</text:span></text:span><text:span text:style-name="T2"> или </text:span><text:span text:style-name="Source_20_Text"><text:span text:style-name="T3">$("#checkbox").shouldNotBe(checked)</text:span></text:span><text:span text:style-name="T2">.</text:span></text:p>
            </text:list-item>
          </text:list>
        </text:list-item>
      </text:list>
      <text:h text:style-name="P5" text:outline-level="3">4. Работа с окнами, фреймами и alert-ами</text:h>
      <text:list text:style-name="L5">
        <text:list-item>
          <text:p text:style-name="P18"><text:span text:style-name="Strong_20_Emphasis"><text:span text:style-name="T1">Как переключиться на alert?</text:span></text:span></text:p>
          <text:list>
            <text:list-item>
              <text:p text:style-name="P19"><text:span text:style-name="Emphasis"><text:span text:style-name="T2">Ожидание:</text:span></text:span><text:span text:style-name="T2"> Selenide делает это автоматически. Можно использовать </text:span><text:span text:style-name="Source_20_Text"><text:span text:style-name="T3">confirm()</text:span></text:span><text:span text:style-name="T2"> или </text:span><text:span text:style-name="Source_20_Text"><text:span text:style-name="T3">dismiss()</text:span></text:span><text:span text:style-name="T2">: </text:span><text:span text:style-name="Source_20_Text"><text:span text:style-name="T3">$("#button-that-opens-alert").click(); confirm();</text:span></text:span><text:span text:style-name="T2">.</text:span></text:p>
            </text:list-item>
          </text:list>
        </text:list-item>
        <text:list-item>
          <text:p text:style-name="P18"><text:span text:style-name="Strong_20_Emphasis"><text:span text:style-name="T1">Как переключиться на другое окно или iframe?</text:span></text:span></text:p>
          <text:list>
            <text:list-item>
              <text:p text:style-name="P19"><text:span text:style-name="Emphasis"><text:span text:style-name="T2">Ожидание:</text:span></text:span><text:span text:style-name="T2"> Для окон: </text:span><text:span text:style-name="Source_20_Text"><text:span text:style-name="T3">switchTo().window(1)</text:span></text:span><text:span text:style-name="T2">, </text:span><text:span text:style-name="Source_20_Text"><text:span text:style-name="T3">switchTo().window("Title")</text:span></text:span><text:span text:style-name="T2">. Для фреймов: </text:span><text:span text:style-name="Source_20_Text"><text:span text:style-name="T3">switchTo().frame("frameName")</text:span></text:span><text:span text:style-name="T2"> или </text:span><text:span text:style-name="Source_20_Text"><text:span text:style-name="T3">switchTo().frame($("iframe"))</text:span></text:span><text:span text:style-name="T2">.</text:span></text:p>
            </text:list-item>
          </text:list>
        </text:list-item>
      </text:list>
      <text:h text:style-name="P5" text:outline-level="3">5. Конфигурация и "Магия" под капотом</text:h>
      <text:list text:style-name="L6">
        <text:list-item>
          <text:p text:style-name="P20"><text:span text:style-name="Strong_20_Emphasis"><text:span text:style-name="T1">Как настроить таймаут по умолчанию или браузер?</text:span></text:span></text:p>
          <text:list>
            <text:list-item>
              <text:p text:style-name="P21"><text:span text:style-name="Emphasis"><text:span text:style-name="T2">Ожидание:</text:span></text:span><text:span text:style-name="T2"> Через статические поля </text:span><text:span text:style-name="Source_20_Text"><text:span text:style-name="T3">Configuration.timeout</text:span></text:span><text:span text:style-name="T2">, </text:span><text:span text:style-name="Source_20_Text"><text:span text:style-name="T3">Configuration.browser</text:span></text:span><text:span text:style-name="T2">, </text:span><text:span text:style-name="Source_20_Text"><text:span text:style-name="T3">Configuration.baseUrl</text:span></text:span><text:span text:style-name="T2"> и т.д. Обычно это делается в методе </text:span><text:span text:style-name="Source_20_Text"><text:span text:style-name="T3">@BeforeAll</text:span></text:span><text:span text:style-name="T2"> или через систему свойств (properties).</text:span></text:p>
            </text:list-item>
          </text:list>
        </text:list-item>
        <text:list-item>
          <text:p text:style-name="P20"><text:span text:style-name="Strong_20_Emphasis"><text:span text:style-name="T1">Что такое автоматическое закрытие браузера? Можно ли его отключить?</text:span></text:span></text:p>
          <text:list>
            <text:list-item>
              <text:p text:style-name="P21"><text:span text:style-name="Emphasis"><text:span text:style-name="T2">Ожидание:</text:span></text:span><text:span text:style-name="T2"> После каждого теста Selenide автоматически закрывает браузер, если он не был закрыт вручную. Это поведение можно отключить: </text:span><text:span text:style-name="Source_20_Text"><text:span text:style-name="T3">Configuration.holdBrowserOpen = true;</text:span></text:span><text:span text:style-name="T2">.</text:span></text:p>
            </text:list-item>
          </text:list>
        </text:list-item>
        <text:list-item>
          <text:p text:style-name="P20"><text:span text:style-name="Strong_20_Emphasis"><text:span text:style-name="T1">Как Selenide управляет драйвером браузера? Нужно ли мне создавать экземпляр WebDriver?</text:span></text:span></text:p>
          <text:list>
            <text:list-item>
              <text:p text:style-name="P21"><text:span text:style-name="Emphasis"><text:span text:style-name="T2">Ожидание:</text:span></text:span><text:span text:style-name="T2"> Нет, не нужно. Selenide автоматически создает и закрывает экземпляр </text:span><text:span text:style-name="Source_20_Text"><text:span text:style-name="T3">WebDriver</text:span></text:span><text:span text:style-name="T2"> при необходимости. Это одна из его главных "магических" фич.</text:span></text:p>
            </text:list-item>
          </text:list>
        </text:list-item>
      </text:list>
      <text:h text:style-name="P5" text:outline-level="3">6. Продвинутые темы</text:h>
      <text:list text:style-name="L7">
        <text:list-item>
          <text:p text:style-name="P22"><text:span text:style-name="Strong_20_Emphasis"><text:span text:style-name="T1">Как работать с cookies в Selenide?</text:span></text:span></text:p>
          <text:list>
            <text:list-item>
              <text:p text:style-name="P23"><text:span text:style-name="Emphasis"><text:span text:style-name="T2">Ожидание:</text:span></text:span><text:span text:style-name="T2"> Использовать методы </text:span><text:span text:style-name="Source_20_Text"><text:span text:style-name="T3">open("/start-page")</text:span></text:span><text:span text:style-name="T2"> (автоматически устанавливает cookies для baseUrl) или вручную через </text:span><text:span text:style-name="Source_20_Text"><text:span text:style-name="T3">WebDriverRunner.getWebDriver().manage().getCookies()</text:span></text:span><text:span text:style-name="T2">.</text:span></text:p>
            </text:list-item>
          </text:list>
        </text:list-item>
        <text:list-item>
          <text:p text:style-name="P22"><text:span text:style-name="Strong_20_Emphasis"><text:span text:style-name="T1">Как сделать скриншот?</text:span></text:span></text:p>
          <text:list>
            <text:list-item>
              <text:p text:style-name="P23"><text:soft-page-break/><text:span text:style-name="Emphasis"><text:span text:style-name="T2">Ожидание:</text:span></text:span><text:span text:style-name="T2"> Selenide делает автоматические скриншоты при падении теста. Вручную можно использовать </text:span><text:span text:style-name="Source_20_Text"><text:span text:style-name="T3">screenshot("my_screenshot")</text:span></text:span><text:span text:style-name="T2">.</text:span></text:p>
            </text:list-item>
          </text:list>
        </text:list-item>
        <text:list-item>
          <text:p text:style-name="P22"><text:span text:style-name="Strong_20_Emphasis"><text:span text:style-name="T1">Как работать с прокси-сервером Selenide? Для чего он нужен?</text:span></text:span></text:p>
          <text:list>
            <text:list-item>
              <text:p text:style-name="P23"><text:span text:style-name="Emphasis"><text:span text:style-name="T2">Ожидание:</text:span></text:span><text:span text:style-name="T2"> Прокси (</text:span><text:span text:style-name="Source_20_Text"><text:span text:style-name="T3">org.openqa.selenium.Proxy</text:span></text:span><text:span text:style-name="T2">) можно использовать для перехвата сетевых запросов (например, через </text:span><text:span text:style-name="Source_20_Text"><text:span text:style-name="T3">open("/", WITH_PROXY)</text:span></text:span><text:span text:style-name="T2">) или для простого скачивания файлов: </text:span><text:span text:style-name="Source_20_Text"><text:span text:style-name="T3">File file = $("#download-link").download();</text:span></text:span><text:span text:style-name="T2">.</text:span></text:p>
            </text:list-item>
          </text:list>
        </text:list-item>
        <text:list-item>
          <text:p text:style-name="P22"><text:span text:style-name="Strong_20_Emphasis"><text:span text:style-name="T1">Как эмулировать разные устройства или мобильное тестирование?</text:span></text:span></text:p>
          <text:list>
            <text:list-item>
              <text:p text:style-name="P23"><text:span text:style-name="Emphasis"><text:span text:style-name="T2">Ожидание:</text:span></text:span><text:span text:style-name="T2"> Использовать </text:span><text:span text:style-name="Source_20_Text"><text:span text:style-name="T3">Configuration.browserSize = "400x800"</text:span></text:span><text:span text:style-name="T2"> или более продвинутое управление через </text:span><text:span text:style-name="Source_20_Text"><text:span text:style-name="T3">ChromeOptions</text:span></text:span><text:span text:style-name="T2"> (через </text:span><text:span text:style-name="Source_20_Text"><text:span text:style-name="T3">WebDriverRunner.getWebDriver()</text:span></text:span><text:span text:style-name="T2">).</text:span></text:p>
            </text:list-item>
          </text:list>
        </text:list-item>
      </text:list>
      <text:h text:style-name="P5" text:outline-level="3">7. Вопросы на практику (пишут код)</text:h>
      <text:p text:style-name="P24">На собеседовании вам почти наверняка предложат решить практическую задачу. Будьте готовы написать код на Java с использованием Selenide.</text:p>
      <text:p text:style-name="P25"><text:span text:style-name="Strong_20_Emphasis"><text:span text:style-name="T1">Пример задания:</text:span></text:span><text:span text:style-name="T2"><text:line-break/>"Напишите тест, который заходит на сайт </text:span><text:span text:style-name="Source_20_Text"><text:span text:style-name="T3">https://google.com</text:span></text:span><text:span text:style-name="T2">, вводит в поиск </text:span><text:span text:style-name="Source_20_Text"><text:span text:style-name="T3">Selenide</text:span></text:span><text:span text:style-name="T2">, нажимает поиск и проверяет, что первый результат ведет на сайт </text:span><text:span text:style-name="Source_20_Text"><text:span text:style-name="T3">selenide.org</text:span></text:span><text:span text:style-name="T2">."</text:span></text:p>
      <text:p text:style-name="P26"><text:span text:style-name="Strong_20_Emphasis"><text:span text:style-name="T1">Примерный ожидаемый ответ:</text:span></text:span></text:p>
      <text:p text:style-name="P13">java</text:p>
      <text:p text:style-name="P27"><text:span text:style-name="T15">import</text:span> <text:span text:style-name="T15">static</text:span> com<text:span text:style-name="T8">.</text:span>codeborne<text:span text:style-name="T8">.</text:span>selenide<text:span text:style-name="T8">.</text:span><text:span text:style-name="T16">Selenide</text:span><text:span text:style-name="T8">.</text:span><text:span text:style-name="T10">*</text:span><text:span text:style-name="T8">;</text:span></text:p>
      <text:p text:style-name="P27"><text:span text:style-name="T15">import</text:span> <text:span text:style-name="T15">static</text:span> com<text:span text:style-name="T8">.</text:span>codeborne<text:span text:style-name="T8">.</text:span>selenide<text:span text:style-name="T8">.</text:span><text:span text:style-name="T16">Condition</text:span><text:span text:style-name="T8">.</text:span><text:span text:style-name="T10">*</text:span><text:span text:style-name="T8">;</text:span></text:p>
      <text:p text:style-name="P28"/>
      <text:p text:style-name="P29"><text:span text:style-name="T15">public</text:span> <text:span text:style-name="T15">class</text:span> <text:span text:style-name="T16">GoogleTest</text:span> <text:span text:style-name="T8">{</text:span></text:p>
      <text:p text:style-name="P30"><text:s text:c="4"/><text:span text:style-name="T17">public</text:span><text:span text:style-name="T18"> </text:span><text:span text:style-name="T17">void</text:span><text:span text:style-name="T18"> </text:span><text:span text:style-name="T19">searchTest</text:span><text:span text:style-name="T20">()</text:span><text:span text:style-name="T18"> </text:span><text:span text:style-name="T20">{</text:span></text:p>
      <text:p text:style-name="P30"><text:s text:c="8"/><text:span text:style-name="T17">open</text:span><text:span text:style-name="T20">(</text:span><text:span text:style-name="T21">"https://google.com"</text:span><text:span text:style-name="T20">);</text:span></text:p>
      <text:p text:style-name="P30"><text:s text:c="8"/><text:span text:style-name="T18">$</text:span><text:span text:style-name="T20">(</text:span><text:span text:style-name="T21">"#APjFqb"</text:span><text:span text:style-name="T20">).</text:span><text:span text:style-name="T19">setValue</text:span><text:span text:style-name="T20">(</text:span><text:span text:style-name="T21">"Selenide"</text:span><text:span text:style-name="T20">).</text:span><text:span text:style-name="T19">pressEnter</text:span><text:span text:style-name="T20">();</text:span></text:p>
      <text:p text:style-name="P30"><text:s text:c="8"/><text:span text:style-name="T18">$</text:span><text:span text:style-name="T20">(</text:span><text:span text:style-name="T21">"#search"</text:span><text:span text:style-name="T20">).</text:span><text:span text:style-name="T19">shouldBe</text:span><text:span text:style-name="T20">(</text:span><text:span text:style-name="T18">visible</text:span><text:span text:style-name="T20">);</text:span></text:p>
      <text:p text:style-name="P30"><text:s text:c="8"/><text:span text:style-name="T18">$$</text:span><text:span text:style-name="T20">(</text:span><text:span text:style-name="T21">"#search .g"</text:span><text:span text:style-name="T20">).</text:span><text:span text:style-name="T19">first</text:span><text:span text:style-name="T20">().</text:span><text:span text:style-name="T18">$</text:span><text:span text:style-name="T20">(</text:span><text:span text:style-name="T21">"a"</text:span><text:span text:style-name="T20">).</text:span><text:span text:style-name="T19">shouldHave</text:span><text:span text:style-name="T20">(</text:span><text:span text:style-name="T19">attribute</text:span><text:span text:style-name="T20">(</text:span><text:span text:style-name="T21">"href"</text:span><text:span text:style-name="T20">,</text:span><text:span text:style-name="T18"> </text:span><text:span text:style-name="T21">"https://selenide.org/"</text:span><text:span text:style-name="T20">));</text:span></text:p>
      <text:p text:style-name="P30"><text:s text:c="4"/><text:span text:style-name="T20">}</text:span></text:p>
      <text:p text:style-name="P3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ascadia Mono', Consolas, 'Ubuntu Mono', 'DejaVu Sans Mono', 'Liberation Mono', 'JetBrains Mono', 'Fira Code', Cousine, 'Roboto Mono', 'Courier New', Courier, sans-serif, system-ui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21:57:16.222609900</meta:creation-date>
    <dc:date>2025-09-19T22:01:21.033683000</dc:date>
    <meta:editing-duration>PT4M5S</meta:editing-duration>
    <meta:editing-cycles>1</meta:editing-cycles>
    <meta:document-statistic meta:table-count="0" meta:image-count="0" meta:object-count="0" meta:page-count="4" meta:paragraph-count="78" meta:word-count="715" meta:character-count="6194" meta:non-whitespace-character-count="5531"/>
    <meta:generator>LibreOffice/25.2.5.2$Windows_X86_64 LibreOffice_project/03d19516eb2e1dd5d4ccd751a0d6f35f35e08022</meta:generator>
  </office:meta>
</office:document-meta>
</file>